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officeooo:rsid="001d5f53" officeooo:paragraph-rsid="001d5f53"/>
    </style:style>
    <style:style style:name="P5" style:family="paragraph" style:parent-style-name="Standard">
      <style:text-properties officeooo:rsid="001e6a41" officeooo:paragraph-rsid="001e6a41"/>
    </style:style>
    <style:style style:name="P6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0e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ployment And Development</text:p>
      <text:p text:style-name="Standard">--------------------------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Standard">Starting Project Using Maven</text:p>
      <text:p text:style-name="Standard">----------------------------</text:p>
      <text:p text:style-name="Standard">Run using: mvn spring-boot:run</text:p>
      <text:p text:style-name="Standard">mvn -e spring-boot:run for stack trace</text:p>
      <text:p text:style-name="Standard"/>
      <text:p text:style-name="Standard">Rebuild Project with Maven</text:p>
      <text:p text:style-name="Standard">--------------------------</text:p>
      <text:p text:style-name="Standard">mvn clean install</text:p>
      <text:p text:style-name="Standard"/>
      <text:p text:style-name="Standard"/>
      <text:p text:style-name="Standard">Docker Notes</text:p>
      <text:p text:style-name="Standard">--------------------------------------------------------------------------</text:p>
      <text:p text:style-name="Standard">'docker port container_name_or_id'</text:p>
      <text:p text:style-name="Standard"><text:tab/>- to see container port mappings.</text:p>
      <text:p text:style-name="Standard">'docker inspect container_name_or_id'</text:p>
      <text:p text:style-name="Standard"><text:tab/>- for detailed info about the container, including network settings.</text:p>
      <text:p text:style-name="Standard">'docker --help' to see usage.</text:p>
      <text:p text:style-name="Standard">'pull' download an image from a registry.</text:p>
      <text:p text:style-name="Standard"/>
      <text:p text:style-name="Standard">'docker run [options] IMAGE [command] [arg...]'</text:p>
      <text:p text:style-name="Standard"/>
      <text:p text:style-name="Standard">How to check environment variables:</text:p>
      <text:p text:style-name="Standard">-----------------------------------</text:p>
      <text:p text:style-name="Standard">docker exec container_name</text:p>
      <text:p text:style-name="Standard">docker inspect container_name</text:p>
      <text:p text:style-name="Standard"/>
      <text:p text:style-name="Standard">How to check running containers:</text:p>
      <text:p text:style-name="Standard">--------------------------------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Standard">How to create a new container:</text:p>
      <text:p text:style-name="Standard">------------------------------</text:p>
      <text:p text:style-name="Standard">'docker run' create and run a new containers from an image.</text:p>
      <text:p text:style-name="Standard"/>
      <text:p text:style-name="Standard"/>
      <text:p text:style-name="Standard">Use SpringBoot Docker to create an image for your project:</text:p>
      <text:p text:style-name="Standard">----------------------------------------------------------</text:p>
      <text:p text:style-name="Standard">Go to project's (app's) base directory where pom.xml is.</text:p>
      <text:p text:style-name="Standard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Standard"><text:soft-page-break/>Add the -DskipTests to skip the tests:</text:p>
      <text:p text:style-name="Standard">--------------------------------------</text:p>
      <text:p text:style-name="Standard">sudo /path/to/mvn spring-boot:build-image -DskipTests</text:p>
      <text:p text:style-name="Standard"/>
      <text:p text:style-name="Standard"/>
      <text:p text:style-name="Standard"/>
      <text:p text:style-name="Standard">Setup MySQL Docker image</text:p>
      <text:p text:style-name="Standard">------------------------</text:p>
      <text:p text:style-name="Standard">Pull the MySQL Docker image using "docker pull mysql:latest"</text:p>
      <text:p text:style-name="Standard"/>
      <text:p text:style-name="Standard">Run the following command:</text:p>
      <text:p text:style-name="Standard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'-p' Used to publish a container's port(s) to the host.</text:p>
      <text:p text:style-name="Standard"><text:tab/> - PORTS ARE JUST FILES! THEY ARE NOT PHYSICAL THINGS. THEY ARE 'LOGICAL CONSTRUCTS'</text:p>
      <text:p text:style-name="Standard"><text:tab/> - Basically, you are defining a mapping of the container's port to the host's port.</text:p>
      <text:p text:style-name="Standard"><text:tab/> - Usage: 'host_port:container_port'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Standard">MySQL Container Environment Vars</text:p>
      <text:p text:style-name="Standard">--------------------------------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Standard">Setup service container</text:p>
      <text:p text:style-name="Standard">-----------------------</text:p>
      <text:p text:style-name="Standard">Same as setting up MySQL container pretty much.</text:p>
      <text:p text:style-name="Standard"/>
      <text:p text:style-name="Standard">ex creating auth_server container:</text:p>
      <text:p text:style-name="Standard"><text:s/>sudo docker run -p 7070:7070 --name auth_service -d authorization-service:0.0.1-SNAPSHOT</text:p>
      <text:p text:style-name="Standard"><text:s/></text:p>
      <text:p text:style-name="Standard">ex creating gamestore_server container:</text:p>
      <text:p text:style-name="Standard"><text:s/>sudo docker run <text:bookmark-start text:name="__DdeLink__5_420935827"/>-p 8080:8080 --name game_store_service -d gamestore:0.0.1-SNAPSHOT<text:bookmark-end text:name="__DdeLink__5_420935827"/></text:p>
      <text:p text:style-name="Standard"><text:soft-page-break/><text:s/></text:p>
      <text:p text:style-name="Standard"><text:s/></text:p>
      <text:p text:style-name="Standard"><text:s/></text:p>
      <text:p text:style-name="Standard"><text:s/></text:p>
      <text:p text:style-name="Standard"><text:span text:style-name="T1">Container-to-Container Networking</text:span></text:p>
      <text:p text:style-name="Standard"><text:span text:style-name="T1"/></text:p>
      <text:p text:style-name="P6">WHEN COMMUNICATING WITHIN A CONTAINER NETWORK, TALK TO PORT THAT CONTAINER HAS INSIDE.</text:p>
      <text:p text:style-name="P6">FOR EXAMPLE:</text:p>
      <text:p text:style-name="P6">IF YOU HAVE A CONTAINER WITH PORT MAPPING 3307:3306 </text:p>
      <text:p text:style-name="P6">TALK TO THE INSTANCE WITH:</text:p>
      <text:p text:style-name="P6">“<text:a xlink:type="simple" xlink:href="http://docker_container:3306/" text:style-name="Internet_20_link" text:visited-style-name="Visited_20_Internet_20_Link">http://docker_container:3306</text:a>”</text:p>
      <text:p text:style-name="P6">BECAUSE WE ARE NO LONGER COMMUNICATING FROM THE OUTSIDE. 3307 IS USED TO COMMUNICATE WITH THE CONTAINER FROM THE OUTSIDE.</text:p>
      <text:p text:style-name="P6"/>
      <text:p text:style-name="Standard">To have servers inside of containers talk to eachother, first we must create a Docker network.</text:p>
      <text:p text:style-name="Standard"/>
      <text:p text:style-name="Standard">- Use a "User-defined bridge" network because it provides:</text:p>
      <text:p text:style-name="Standard"/>
      <text:p text:style-name="Standard"><text:s text:c="4"/>- Isolation: User-defined bridge networks provide better isolation between containers compared to the default bridge network. This enhances security.</text:p>
      <text:p text:style-name="Standard"/>
      <text:p text:style-name="Standard"><text:s text:c="4"/>- DNS Resolution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Simplicity: For single-host deployments, bridge networks are simple to set up and manage, making them ideal for straightforward scenarios like connecting databases and REST APIs.</text:p>
      <text:p text:style-name="Standard"/>
      <text:p text:style-name="Standard">To create a user-defined bridge network:</text:p>
      <text:p text:style-name="Standard">----------------------------------------</text:p>
      <text:p text:style-name="Standard">sudo docker network create -d bridge GAME_STORE_NETWORK</text:p>
      <text:p text:style-name="Standard"/>
      <text:p text:style-name="Standard">To run a container in the created network:</text:p>
      <text:p text:style-name="Standard">------------------------------------------</text:p>
      <text:p text:style-name="Standard">sudo docker run --network=my-net -itd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P4">That is why we have to have this inside of the game_store services development resources:</text:p>
      <text:p text:style-name="P1"><text:bookmark-start text:name="__DdeLink__1_420935827"/><text:span text:style-name="Source_20_Text">security.oauth2.resource.user-info-uri=http://host.docker.internal:7070/auth/userinfo</text:span><text:bookmark-end text:name="__DdeLink__1_420935827"/></text:p>
      <text:p text:style-name="P4"/>
      <text:p text:style-name="P4">Instead of: “<text:a xlink:type="simple" xlink:href="http://localhost:7070/" text:style-name="Internet_20_link" text:visited-style-name="Visited_20_Internet_20_Link">http://localhost:7070</text:a>”</text:p>
      <text:p text:style-name="P4"/>
      <text:p text:style-name="P3">To add an already existing container to a Docker network use <text:span text:style-name="T2">(and keep the state that it is in)</text:span>:</text:p>
      <text:p text:style-name="P5"><text:span text:style-name="Source_20_Text">docker network connect [network_name] [container_name]</text:span></text:p>
      <text:p text:style-name="P5"><text:span text:style-name="Source_20_Text"/></text:p>
      <text:p text:style-name="P5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><text:soft-page-break/></text:p>
      <text:p text:style-name="Standard">How to connect SpringBoot service CONTAINER to MySQL CONTAINER</text:p>
      <text:p text:style-name="Standard">--------------------------------------------------------------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"</text:p>
      <text:p text:style-name="Standard"/>
      <text:p text:style-name="Standard">For example: "spring.datasource.url=jdbc:mysql://mysql_local_game_store:3306?useSSL=false&amp;serverTimezone=UTC&amp;allowPublicKeyRetrieval=true"</text:p>
      <text:p text:style-name="Standard"/>
      <text:p text:style-name="Standard"/>
      <text:p text:style-name="Standard">How to connect client cli to local MySQL server</text:p>
      <text:p text:style-name="Standard">-----------------------------------------------</text:p>
      <text:p text:style-name="Standard">mysql -h &lt;host_name&gt; -P &lt;port_number&gt; -u &lt;user_name&gt; -p &lt;db_name&gt;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Standard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Standard">Connect DBeaver client to local MySQL server</text:p>
      <text:p text:style-name="Standard">--------------------------------------------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3-12-25T23:06:07.413200289</dc:date>
    <meta:editing-duration>PT40M1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35" meta:word-count="800" meta:character-count="6218" meta:non-whitespace-character-count="5467"/>
  </office:meta>
</office:document-meta>
</file>